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800000107E28786C9.png" manifest:media-type="image/png"/>
  <manifest:file-entry manifest:full-path="Pictures/100002010000008000000080FACDFC3C.png" manifest:media-type="image/png"/>
  <manifest:file-entry manifest:full-path="Pictures/100002010000012C0000012CEEBF1DB4.png" manifest:media-type="image/png"/>
  <manifest:file-entry manifest:full-path="Pictures/1000020100000100000001006CDC96F6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5400000040D0C47F37.png" manifest:media-type="image/png"/>
  <manifest:file-entry manifest:full-path="Pictures/100002010000007B0000004FE6B52C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53cm" svg:height="2.089cm" svg:x="4.304cm" svg:y="12.623cm">
          <draw:image xlink:href="Pictures/100002010000007B0000004FE6B52CA9.png" xlink:type="simple" xlink:show="embed" xlink:actuate="onLoad">
            <text:p/>
          </draw:image>
        </draw:frame>
        <draw:frame draw:style-name="gr2" draw:text-style-name="P1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2" draw:text-style-name="P1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1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1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1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1.145cm" svg:height="1.143cm" svg:x="22.717cm" svg:y="11.922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1.145cm" svg:height="1.143cm" svg:x="7.221cm" svg:y="11.795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  <draw:frame draw:style-name="gr2" draw:text-style-name="P1" draw:layer="layout" svg:width="1.145cm" svg:height="1.143cm" svg:x="16.365cm" svg:y="18.018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1.145cm" svg:height="1.143cm" svg:x="19.561cm" svg:y="16.748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1" draw:layer="layout" svg:width="2.007cm" svg:height="2.007cm" svg:x="5.516cm" svg:y="16.284cm">
          <draw:image xlink:href="Pictures/100002010000012C0000012CEEBF1DB4.png" xlink:type="simple" xlink:show="embed" xlink:actuate="onLoad">
            <text:p/>
          </draw:image>
        </draw:frame>
        <draw:frame draw:style-name="gr3" draw:text-style-name="P2" draw:layer="layout" svg:width="2.54cm" svg:height="2.54cm" svg:x="8.493cm" svg:y="12.151cm">
          <draw:image xlink:href="Pictures/100002010000010800000107E28786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4T10:59:49.170445337</dc:date>
    <meta:editing-duration>PT21M42S</meta:editing-duration>
    <meta:editing-cycles>11</meta:editing-cycles>
    <meta:generator>LibreOffice/4.4.0.3$Linux_x86 LibreOffice_project/de093506bcdc5fafd9023ee680b8c60e3e0645d7</meta:generator>
    <meta:document-statistic meta:object-count="14"/>
  </office:meta>
</office:document-meta>
</file>